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1398in"/>
    </style:style>
    <style:style style:name="co2" style:family="table-column">
      <style:table-column-properties fo:break-before="auto" style:column-width="0.3457in"/>
    </style:style>
    <style:style style:name="co3" style:family="table-column">
      <style:table-column-properties fo:break-before="auto" style:column-width="0.2925in"/>
    </style:style>
    <style:style style:name="co4" style:family="table-column">
      <style:table-column-properties fo:break-before="auto" style:column-width="0.25in"/>
    </style:style>
    <style:style style:name="co5" style:family="table-column">
      <style:table-column-properties fo:break-before="auto" style:column-width="0.4217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0.5819in"/>
    </style:style>
    <style:style style:name="co8" style:family="table-column">
      <style:table-column-properties fo:break-before="auto" style:column-width="0.7429in"/>
    </style:style>
    <style:style style:name="co9" style:family="table-column">
      <style:table-column-properties fo:break-before="auto" style:column-width="0.539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7in" svg:height="5in" svg:x="0in" svg:y="0in">
            <draw:object draw:notify-on-update-of-ranges="Sheet1.C1:Sheet1.C1 Sheet1.C2:Sheet1.C168 Sheet1.B1:Sheet1.B1 Sheet1.B2:Sheet1.B16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>
            <text:p>ProcessRunning</text:p>
          </table:table-cell>
          <table:table-cell office:value-type="string">
            <text:p>SP</text:p>
          </table:table-cell>
          <table:table-cell office:value-type="string">
            <text:p>PV</text:p>
          </table:table-cell>
          <table:table-cell office:value-type="string">
            <text:p>Kp</text:p>
          </table:table-cell>
          <table:table-cell office:value-type="string">
            <text:p>Ki</text:p>
          </table:table-cell>
          <table:table-cell office:value-type="string">
            <text:p>Kd</text:p>
          </table:table-cell>
          <table:table-cell office:value-type="string">
            <text:p>Error</text:p>
          </table:table-cell>
          <table:table-cell office:value-type="string">
            <text:p>PError</text:p>
          </table:table-cell>
          <table:table-cell office:value-type="string">
            <text:p>Integral</text:p>
          </table:table-cell>
          <table:table-cell office:value-type="string">
            <text:p>Derivative</text:p>
          </table:table-cell>
          <table:table-cell office:value-type="string">
            <text:p>Output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10100">
            <text:p>10100</text:p>
          </table:table-cell>
          <table:table-cell office:value-type="float" office:value="101">
            <text:p>101</text:p>
          </table:table-cell>
          <table:table-cell office:value-type="float" office:value="13130">
            <text:p>13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20200">
            <text:p>202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4">
            <text:p>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1">
            <text:p>101</text:p>
          </table:table-cell>
          <table:table-cell office:value-type="float" office:value="30300">
            <text:p>30300</text:p>
          </table:table-cell>
          <table:table-cell office:value-type="float" office:value="0">
            <text:p>0</text:p>
          </table:table-cell>
          <table:table-cell office:value-type="float" office:value="3030">
            <text:p>30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5">
            <text:p>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table:number-columns-repeated="3" office:value-type="float" office:value="100">
            <text:p>100</text:p>
          </table:table-cell>
          <table:table-cell office:value-type="float" office:value="40300">
            <text:p>40300</text:p>
          </table:table-cell>
          <table:table-cell office:value-type="float" office:value="-1">
            <text:p>-1</text:p>
          </table:table-cell>
          <table:table-cell office:value-type="float" office:value="2900">
            <text:p>29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6">
            <text:p>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9">
            <text:p>99</text:p>
          </table:table-cell>
          <table:table-cell office:value-type="float" office:value="50200">
            <text:p>50200</text:p>
          </table:table-cell>
          <table:table-cell office:value-type="float" office:value="-1">
            <text:p>-1</text:p>
          </table:table-cell>
          <table:table-cell office:value-type="float" office:value="2870">
            <text:p>2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8">
            <text:p>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7">
            <text:p>97</text:p>
          </table:table-cell>
          <table:table-cell office:value-type="float" office:value="59900">
            <text:p>59900</text:p>
          </table:table-cell>
          <table:table-cell office:value-type="float" office:value="-2">
            <text:p>-2</text:p>
          </table:table-cell>
          <table:table-cell office:value-type="float" office:value="2710">
            <text:p>27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table:number-columns-repeated="2"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5">
            <text:p>95</text:p>
          </table:table-cell>
          <table:table-cell office:value-type="float" office:value="69400">
            <text:p>69400</text:p>
          </table:table-cell>
          <table:table-cell office:value-type="float" office:value="-2">
            <text:p>-2</text:p>
          </table:table-cell>
          <table:table-cell office:value-type="float" office:value="2650">
            <text:p>2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2">
            <text:p>3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3">
            <text:p>93</text:p>
          </table:table-cell>
          <table:table-cell office:value-type="float" office:value="78700">
            <text:p>78700</text:p>
          </table:table-cell>
          <table:table-cell office:value-type="float" office:value="-2">
            <text:p>-2</text:p>
          </table:table-cell>
          <table:table-cell office:value-type="float" office:value="2590">
            <text:p>25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4">
            <text:p>3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91">
            <text:p>91</text:p>
          </table:table-cell>
          <table:table-cell office:value-type="float" office:value="87800">
            <text:p>87800</text:p>
          </table:table-cell>
          <table:table-cell office:value-type="float" office:value="-2">
            <text:p>-2</text:p>
          </table:table-cell>
          <table:table-cell office:value-type="float" office:value="2530">
            <text:p>25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6">
            <text:p>3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9">
            <text:p>89</text:p>
          </table:table-cell>
          <table:table-cell office:value-type="float" office:value="96700">
            <text:p>96700</text:p>
          </table:table-cell>
          <table:table-cell office:value-type="float" office:value="-2">
            <text:p>-2</text:p>
          </table:table-cell>
          <table:table-cell office:value-type="float" office:value="2470">
            <text:p>24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8">
            <text:p>3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7">
            <text:p>87</text:p>
          </table:table-cell>
          <table:table-cell office:value-type="float" office:value="105400">
            <text:p>105400</text:p>
          </table:table-cell>
          <table:table-cell office:value-type="float" office:value="-2">
            <text:p>-2</text:p>
          </table:table-cell>
          <table:table-cell office:value-type="float" office:value="2410">
            <text:p>24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1">
            <text:p>4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4">
            <text:p>84</text:p>
          </table:table-cell>
          <table:table-cell office:value-type="float" office:value="113800">
            <text:p>113800</text:p>
          </table:table-cell>
          <table:table-cell office:value-type="float" office:value="-3">
            <text:p>-3</text:p>
          </table:table-cell>
          <table:table-cell office:value-type="float" office:value="2220">
            <text:p>2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3">
            <text:p>4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2">
            <text:p>82</text:p>
          </table:table-cell>
          <table:table-cell office:value-type="float" office:value="122000">
            <text:p>122000</text:p>
          </table:table-cell>
          <table:table-cell office:value-type="float" office:value="-2">
            <text:p>-2</text:p>
          </table:table-cell>
          <table:table-cell office:value-type="float" office:value="2260">
            <text:p>22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6">
            <text:p>4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9">
            <text:p>79</text:p>
          </table:table-cell>
          <table:table-cell office:value-type="float" office:value="129900">
            <text:p>129900</text:p>
          </table:table-cell>
          <table:table-cell office:value-type="float" office:value="-3">
            <text:p>-3</text:p>
          </table:table-cell>
          <table:table-cell office:value-type="float" office:value="2070">
            <text:p>20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48">
            <text:p>4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7">
            <text:p>77</text:p>
          </table:table-cell>
          <table:table-cell office:value-type="float" office:value="137600">
            <text:p>137600</text:p>
          </table:table-cell>
          <table:table-cell office:value-type="float" office:value="-2">
            <text:p>-2</text:p>
          </table:table-cell>
          <table:table-cell office:value-type="float" office:value="2110">
            <text:p>21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2">
            <text:p>5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3">
            <text:p>73</text:p>
          </table:table-cell>
          <table:table-cell office:value-type="float" office:value="144900">
            <text:p>144900</text:p>
          </table:table-cell>
          <table:table-cell office:value-type="float" office:value="-4">
            <text:p>-4</text:p>
          </table:table-cell>
          <table:table-cell office:value-type="float" office:value="1790">
            <text:p>17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4">
            <text:p>5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71">
            <text:p>71</text:p>
          </table:table-cell>
          <table:table-cell office:value-type="float" office:value="152000">
            <text:p>152000</text:p>
          </table:table-cell>
          <table:table-cell office:value-type="float" office:value="-2">
            <text:p>-2</text:p>
          </table:table-cell>
          <table:table-cell office:value-type="float" office:value="1930">
            <text:p>1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6">
            <text:p>5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9">
            <text:p>69</text:p>
          </table:table-cell>
          <table:table-cell office:value-type="float" office:value="158900">
            <text:p>158900</text:p>
          </table:table-cell>
          <table:table-cell office:value-type="float" office:value="-2">
            <text:p>-2</text:p>
          </table:table-cell>
          <table:table-cell office:value-type="float" office:value="1870">
            <text:p>18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59">
            <text:p>5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6">
            <text:p>66</text:p>
          </table:table-cell>
          <table:table-cell office:value-type="float" office:value="165500">
            <text:p>165500</text:p>
          </table:table-cell>
          <table:table-cell office:value-type="float" office:value="-3">
            <text:p>-3</text:p>
          </table:table-cell>
          <table:table-cell office:value-type="float" office:value="1680">
            <text:p>16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1">
            <text:p>6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4">
            <text:p>64</text:p>
          </table:table-cell>
          <table:table-cell office:value-type="float" office:value="171900">
            <text:p>171900</text:p>
          </table:table-cell>
          <table:table-cell office:value-type="float" office:value="-2">
            <text:p>-2</text:p>
          </table:table-cell>
          <table:table-cell office:value-type="float" office:value="1720">
            <text:p>17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5">
            <text:p>6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0">
            <text:p>60</text:p>
          </table:table-cell>
          <table:table-cell office:value-type="float" office:value="177900">
            <text:p>177900</text:p>
          </table:table-cell>
          <table:table-cell office:value-type="float" office:value="-4">
            <text:p>-4</text:p>
          </table:table-cell>
          <table:table-cell office:value-type="float" office:value="1400">
            <text:p>14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67">
            <text:p>6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8">
            <text:p>58</text:p>
          </table:table-cell>
          <table:table-cell office:value-type="float" office:value="183700">
            <text:p>183700</text:p>
          </table:table-cell>
          <table:table-cell office:value-type="float" office:value="-2">
            <text:p>-2</text:p>
          </table:table-cell>
          <table:table-cell office:value-type="float" office:value="1540">
            <text:p>15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0">
            <text:p>7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5">
            <text:p>55</text:p>
          </table:table-cell>
          <table:table-cell office:value-type="float" office:value="189200">
            <text:p>189200</text:p>
          </table:table-cell>
          <table:table-cell office:value-type="float" office:value="-3">
            <text:p>-3</text:p>
          </table:table-cell>
          <table:table-cell office:value-type="float" office:value="1350">
            <text:p>13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2">
            <text:p>7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53">
            <text:p>53</text:p>
          </table:table-cell>
          <table:table-cell office:value-type="float" office:value="194500">
            <text:p>194500</text:p>
          </table:table-cell>
          <table:table-cell office:value-type="float" office:value="-2">
            <text:p>-2</text:p>
          </table:table-cell>
          <table:table-cell office:value-type="float" office:value="1390">
            <text:p>13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6">
            <text:p>7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9">
            <text:p>49</text:p>
          </table:table-cell>
          <table:table-cell office:value-type="float" office:value="199400">
            <text:p>199400</text:p>
          </table:table-cell>
          <table:table-cell office:value-type="float" office:value="-4">
            <text:p>-4</text:p>
          </table:table-cell>
          <table:table-cell office:value-type="float" office:value="1070">
            <text:p>10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79">
            <text:p>7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6">
            <text:p>46</text:p>
          </table:table-cell>
          <table:table-cell office:value-type="float" office:value="204000">
            <text:p>204000</text:p>
          </table:table-cell>
          <table:table-cell office:value-type="float" office:value="-3">
            <text:p>-3</text:p>
          </table:table-cell>
          <table:table-cell office:value-type="float" office:value="1080">
            <text:p>10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1">
            <text:p>8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4">
            <text:p>44</text:p>
          </table:table-cell>
          <table:table-cell office:value-type="float" office:value="208400">
            <text:p>208400</text:p>
          </table:table-cell>
          <table:table-cell office:value-type="float" office:value="-2">
            <text:p>-2</text:p>
          </table:table-cell>
          <table:table-cell office:value-type="float" office:value="1120">
            <text:p>1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4">
            <text:p>8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1">
            <text:p>41</text:p>
          </table:table-cell>
          <table:table-cell office:value-type="float" office:value="212500">
            <text:p>212500</text:p>
          </table:table-cell>
          <table:table-cell office:value-type="float" office:value="-3">
            <text:p>-3</text:p>
          </table:table-cell>
          <table:table-cell office:value-type="float" office:value="930">
            <text:p>9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86">
            <text:p>8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9">
            <text:p>39</text:p>
          </table:table-cell>
          <table:table-cell office:value-type="float" office:value="216400">
            <text:p>216400</text:p>
          </table:table-cell>
          <table:table-cell office:value-type="float" office:value="-2">
            <text:p>-2</text:p>
          </table:table-cell>
          <table:table-cell office:value-type="float" office:value="970">
            <text:p>9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0">
            <text:p>90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5">
            <text:p>35</text:p>
          </table:table-cell>
          <table:table-cell office:value-type="float" office:value="219900">
            <text:p>219900</text:p>
          </table:table-cell>
          <table:table-cell office:value-type="float" office:value="-4">
            <text:p>-4</text:p>
          </table:table-cell>
          <table:table-cell office:value-type="float" office:value="650">
            <text:p>65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3">
            <text:p>9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2">
            <text:p>32</text:p>
          </table:table-cell>
          <table:table-cell office:value-type="float" office:value="223100">
            <text:p>223100</text:p>
          </table:table-cell>
          <table:table-cell office:value-type="float" office:value="-3">
            <text:p>-3</text:p>
          </table:table-cell>
          <table:table-cell office:value-type="float" office:value="660">
            <text:p>6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5">
            <text:p>9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0">
            <text:p>30</text:p>
          </table:table-cell>
          <table:table-cell office:value-type="float" office:value="226100">
            <text:p>226100</text:p>
          </table:table-cell>
          <table:table-cell office:value-type="float" office:value="-2">
            <text:p>-2</text:p>
          </table:table-cell>
          <table:table-cell office:value-type="float" office:value="700">
            <text:p>7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98">
            <text:p>9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7">
            <text:p>27</text:p>
          </table:table-cell>
          <table:table-cell office:value-type="float" office:value="228800">
            <text:p>228800</text:p>
          </table:table-cell>
          <table:table-cell office:value-type="float" office:value="-3">
            <text:p>-3</text:p>
          </table:table-cell>
          <table:table-cell office:value-type="float" office:value="510">
            <text:p>5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2">
            <text:p>10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3">
            <text:p>23</text:p>
          </table:table-cell>
          <table:table-cell office:value-type="float" office:value="231100">
            <text:p>231100</text:p>
          </table:table-cell>
          <table:table-cell office:value-type="float" office:value="-4">
            <text:p>-4</text:p>
          </table:table-cell>
          <table:table-cell office:value-type="float" office:value="290">
            <text:p>2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4">
            <text:p>10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21">
            <text:p>21</text:p>
          </table:table-cell>
          <table:table-cell office:value-type="float" office:value="233200">
            <text:p>233200</text:p>
          </table:table-cell>
          <table:table-cell office:value-type="float" office:value="-2">
            <text:p>-2</text:p>
          </table:table-cell>
          <table:table-cell office:value-type="float" office:value="430">
            <text:p>4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6">
            <text:p>10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9">
            <text:p>19</text:p>
          </table:table-cell>
          <table:table-cell office:value-type="float" office:value="235100">
            <text:p>235100</text:p>
          </table:table-cell>
          <table:table-cell office:value-type="float" office:value="-2">
            <text:p>-2</text:p>
          </table:table-cell>
          <table:table-cell office:value-type="float" office:value="370">
            <text:p>3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09">
            <text:p>10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6">
            <text:p>16</text:p>
          </table:table-cell>
          <table:table-cell office:value-type="float" office:value="236700">
            <text:p>236700</text:p>
          </table:table-cell>
          <table:table-cell office:value-type="float" office:value="-3">
            <text:p>-3</text:p>
          </table:table-cell>
          <table:table-cell office:value-type="float" office:value="180">
            <text:p>1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1">
            <text:p>11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4">
            <text:p>14</text:p>
          </table:table-cell>
          <table:table-cell office:value-type="float" office:value="238100">
            <text:p>238100</text:p>
          </table:table-cell>
          <table:table-cell office:value-type="float" office:value="-2">
            <text:p>-2</text:p>
          </table:table-cell>
          <table:table-cell office:value-type="float" office:value="220">
            <text:p>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5">
            <text:p>11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0">
            <text:p>10</text:p>
          </table:table-cell>
          <table:table-cell office:value-type="float" office:value="239100">
            <text:p>239100</text:p>
          </table:table-cell>
          <table:table-cell office:value-type="float" office:value="-4">
            <text:p>-4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7">
            <text:p>11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8">
            <text:p>8</text:p>
          </table:table-cell>
          <table:table-cell office:value-type="float" office:value="239900">
            <text:p>239900</text:p>
          </table:table-cell>
          <table:table-cell office:value-type="float" office:value="-2">
            <text:p>-2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19">
            <text:p>11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6">
            <text:p>6</text:p>
          </table:table-cell>
          <table:table-cell office:value-type="float" office:value="240500">
            <text:p>240500</text:p>
          </table:table-cell>
          <table:table-cell office:value-type="float" office:value="-2">
            <text:p>-2</text:p>
          </table:table-cell>
          <table:table-cell office:value-type="float" office:value="-20">
            <text:p>-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1">
            <text:p>121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">
            <text:p>4</text:p>
          </table:table-cell>
          <table:table-cell office:value-type="float" office:value="240900">
            <text:p>240900</text:p>
          </table:table-cell>
          <table:table-cell office:value-type="float" office:value="-2">
            <text:p>-2</text:p>
          </table:table-cell>
          <table:table-cell office:value-type="float" office:value="-80">
            <text:p>-8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2">
            <text:p>122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3">
            <text:p>3</text:p>
          </table:table-cell>
          <table:table-cell office:value-type="float" office:value="241200">
            <text:p>241200</text:p>
          </table:table-cell>
          <table:table-cell office:value-type="float" office:value="-1">
            <text:p>-1</text:p>
          </table:table-cell>
          <table:table-cell office:value-type="float" office:value="-10">
            <text:p>-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300">
            <text:p>241300</text:p>
          </table:table-cell>
          <table:table-cell office:value-type="float" office:value="-2">
            <text:p>-2</text:p>
          </table:table-cell>
          <table:table-cell office:value-type="float" office:value="-170">
            <text:p>-1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400">
            <text:p>2414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1500">
            <text:p>2415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1500">
            <text:p>241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400">
            <text:p>2414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1300">
            <text:p>2413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1100">
            <text:p>2411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600">
            <text:p>240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600">
            <text:p>24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500">
            <text:p>2405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500">
            <text:p>2405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600">
            <text:p>240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700">
            <text:p>240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800">
            <text:p>240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40900">
            <text:p>240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40900">
            <text:p>2409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40800">
            <text:p>2408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40600">
            <text:p>240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300">
            <text:p>240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40000">
            <text:p>2400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700">
            <text:p>2397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9400">
            <text:p>2394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200">
            <text:p>2392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9000">
            <text:p>2390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900">
            <text:p>2389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800">
            <text:p>238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500">
            <text:p>238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400">
            <text:p>2384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400">
            <text:p>2384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500">
            <text:p>2385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600">
            <text:p>2386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700">
            <text:p>238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700">
            <text:p>238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600">
            <text:p>2386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400">
            <text:p>2384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8200">
            <text:p>238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100">
            <text:p>238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800">
            <text:p>237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7700">
            <text:p>237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7700">
            <text:p>2377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800">
            <text:p>2378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7900">
            <text:p>237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000">
            <text:p>238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8100">
            <text:p>2381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8100">
            <text:p>2381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8000">
            <text:p>2380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7800">
            <text:p>2378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500">
            <text:p>2375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7200">
            <text:p>2372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900">
            <text:p>2369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6600">
            <text:p>2366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400">
            <text:p>2364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6200">
            <text:p>2362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100">
            <text:p>2361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6000">
            <text:p>2360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600">
            <text:p>235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500">
            <text:p>2355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5500">
            <text:p>2355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600">
            <text:p>2356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700">
            <text:p>2357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800">
            <text:p>235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5900">
            <text:p>235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5800">
            <text:p>235800</text:p>
          </table:table-cell>
          <table:table-cell office:value-type="float" office:value="-2">
            <text:p>-2</text:p>
          </table:table-cell>
          <table:table-cell office:value-type="float" office:value="-230">
            <text:p>-2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5600">
            <text:p>2356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5300">
            <text:p>235300</text:p>
          </table:table-cell>
          <table:table-cell office:value-type="float" office:value="-1">
            <text:p>-1</text:p>
          </table:table-cell>
          <table:table-cell office:value-type="float" office:value="-190">
            <text:p>-1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900">
            <text:p>234900</text:p>
          </table:table-cell>
          <table:table-cell office:value-type="float" office:value="-1">
            <text:p>-1</text:p>
          </table:table-cell>
          <table:table-cell office:value-type="float" office:value="-220">
            <text:p>-2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500">
            <text:p>2345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4100">
            <text:p>2341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9">
            <text:p>129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4">
            <text:p>-4</text:p>
          </table:table-cell>
          <table:table-cell office:value-type="float" office:value="233700">
            <text:p>233700</text:p>
          </table:table-cell>
          <table:table-cell office:value-type="float" office:value="0">
            <text:p>0</text:p>
          </table:table-cell>
          <table:table-cell office:value-type="float" office:value="-120">
            <text:p>-12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400">
            <text:p>2334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8">
            <text:p>128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3">
            <text:p>-3</text:p>
          </table:table-cell>
          <table:table-cell office:value-type="float" office:value="233100">
            <text:p>233100</text:p>
          </table:table-cell>
          <table:table-cell office:value-type="float" office:value="0">
            <text:p>0</text:p>
          </table:table-cell>
          <table:table-cell office:value-type="float" office:value="-90">
            <text:p>-9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900">
            <text:p>232900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700">
            <text:p>232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500">
            <text:p>232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300">
            <text:p>232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2100">
            <text:p>232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800">
            <text:p>2318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700">
            <text:p>2317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600">
            <text:p>231600</text:p>
          </table:table-cell>
          <table:table-cell office:value-type="float" office:value="0">
            <text:p>0</text:p>
          </table:table-cell>
          <table:table-cell office:value-type="float" office:value="-30">
            <text:p>-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1600">
            <text:p>231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700">
            <text:p>23170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800">
            <text:p>2318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1900">
            <text:p>2319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4">
            <text:p>124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1">
            <text:p>1</text:p>
          </table:table-cell>
          <table:table-cell office:value-type="float" office:value="232000">
            <text:p>232000</text:p>
          </table:table-cell>
          <table:table-cell office:value-type="float" office:value="0">
            <text:p>0</text:p>
          </table:table-cell>
          <table:table-cell office:value-type="float" office:value="30">
            <text:p>3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2000">
            <text:p>232000</text:p>
          </table:table-cell>
          <table:table-cell office:value-type="float" office:value="-1">
            <text:p>-1</text:p>
          </table:table-cell>
          <table:table-cell office:value-type="float" office:value="-100">
            <text:p>-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1900">
            <text:p>231900</text:p>
          </table:table-cell>
          <table:table-cell office:value-type="float" office:value="-1">
            <text:p>-1</text:p>
          </table:table-cell>
          <table:table-cell office:value-type="float" office:value="-130">
            <text:p>-13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700">
            <text:p>231700</text:p>
          </table:table-cell>
          <table:table-cell office:value-type="float" office:value="-1">
            <text:p>-1</text:p>
          </table:table-cell>
          <table:table-cell office:value-type="float" office:value="-160">
            <text:p>-1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500">
            <text:p>2315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300">
            <text:p>2313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1100">
            <text:p>2311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900">
            <text:p>2309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7">
            <text:p>127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2">
            <text:p>-2</text:p>
          </table:table-cell>
          <table:table-cell office:value-type="float" office:value="230700">
            <text:p>230700</text:p>
          </table:table-cell>
          <table:table-cell office:value-type="float" office:value="0">
            <text:p>0</text:p>
          </table:table-cell>
          <table:table-cell office:value-type="float" office:value="-60">
            <text:p>-60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126">
            <text:p>126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-1">
            <text:p>-1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70">
            <text:p>7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>
          <table:table-cell office:value-type="float" office:value="1">
            <text:p>1</text:p>
          </table:table-cell>
          <table:table-cell table:number-columns-repeated="2" office:value-type="float" office:value="125">
            <text:p>125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table:number-columns-repeated="2" office:value-type="float" office:value="0">
            <text:p>0</text:p>
          </table:table-cell>
          <table:table-cell office:value-type="float" office:value="230600">
            <text:p>230600</text:p>
          </table:table-cell>
          <table:table-cell table:number-columns-repeated="2" office:value-type="float" office:value="0">
            <text:p>0</text:p>
          </table:table-cell>
        </table:table-row>
        <table:table-row table:style-name="ro2" table:number-rows-repeated="1048407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0-15T14:05:25</dc:date>
    <dc:creator>will </dc:creator>
    <meta:generator>LibreOffice/3.5$Linux_X86_64 LibreOffice_project/350m1$Build-2</meta:generator>
    <meta:editing-duration>P0D</meta:editing-duration>
    <meta:editing-cycles>1</meta:editing-cycles>
    <meta:document-statistic meta:table-count="1" meta:cell-count="184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/>
      <style:graphic-properties svg:stroke-width="0.025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/>
      <style:graphic-properties svg:stroke-width="0.025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781cm" svg:height="12.701cm" xlink:href=".." xlink:type="simple" chart:class="chart:scatter" chart:column-mapping="1 0" chart:style-name="ch1">
        <chart:title svg:x="6.055cm" svg:y="0.39cm" chart:style-name="ch2">
          <text:p>SP 125, Kp 30, Ki 2, Kd 100</text:p>
        </chart:title>
        <chart:legend chart:legend-position="end" svg:x="15.961cm" svg:y="5.802cm" style:legend-expansion="high" chart:style-name="ch3"/>
        <chart:plot-area chart:style-name="ch4" table:cell-range-address="Sheet1.B1:Sheet1.C168" chart:data-source-has-labels="row" svg:x="0.805cm" svg:y="1.931cm" svg:width="14.446cm" svg:height="10.096cm">
          <chartooo:coordinate-region svg:x="1.612cm" svg:y="2.13cm" svg:width="13.359cm" svg:height="9.2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68" chart:label-cell-address="Sheet1.C1:Sheet1.C1" chart:class="chart:scatter">
            <chart:data-point chart:repeated="167"/>
          </chart:series>
          <chart:series chart:style-name="ch8" chart:values-cell-range-address="Sheet1.B2:Sheet1.B168" chart:label-cell-address="Sheet1.B1:Sheet1.B1" chart:class="chart:scatter">
            <chart:data-point chart:repeated="16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PV</text:p>
                <draw:g>
                  <svg:desc>Sheet1.C1:Sheet1.C1</svg:desc>
                </draw:g>
              </table:table-cell>
              <table:table-cell office:value-type="string">
                <text:p>SP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4">
                <text:p>24</text:p>
                <draw:g>
                  <svg:desc>Sheet1.C2:Sheet1.C168</svg:desc>
                </draw:g>
              </table:table-cell>
              <table:table-cell office:value-type="float" office:value="125">
                <text:p>125</text:p>
                <draw:g>
                  <svg:desc>Sheet1.B2:Sheet1.B16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4">
                <text:p>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5">
                <text:p>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6">
                <text:p>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8">
                <text:p>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">
                <text:p>3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2">
                <text:p>3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6">
                <text:p>3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8">
                <text:p>3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41">
                <text:p>4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3">
                <text:p>4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6">
                <text:p>4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8">
                <text:p>4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2">
                <text:p>5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">
                <text:p>5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6">
                <text:p>5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9">
                <text:p>5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1">
                <text:p>6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65">
                <text:p>6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7">
                <text:p>6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70">
                <text:p>7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72">
                <text:p>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76">
                <text:p>7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79">
                <text:p>7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81">
                <text:p>8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84">
                <text:p>8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86">
                <text:p>8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0">
                <text:p>90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3">
                <text:p>93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95">
                <text:p>9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8">
                <text:p>9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02">
                <text:p>10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04">
                <text:p>10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06">
                <text:p>10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9">
                <text:p>10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1">
                <text:p>11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5">
                <text:p>11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7">
                <text:p>11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9">
                <text:p>11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1">
                <text:p>121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22">
                <text:p>12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9">
                <text:p>129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28">
                <text:p>128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4">
                <text:p>124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27">
                <text:p>127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26">
                <text:p>126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25">
                <text:p>125</text:p>
              </table:table-cell>
              <table:table-cell office:value-type="float" office:value="125">
                <text:p>1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